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3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4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6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8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ABABAB"/>
    </style:style>
    <style:style style:name="co1" style:family="table-column">
      <style:table-column-properties fo:break-before="auto" style:column-width="2.34597222222222cm" style:use-optimal-column-width="true"/>
    </style:style>
    <style:style style:name="co2" style:family="table-column">
      <style:table-column-properties fo:break-before="auto" style:column-width="3.47486111111111cm" style:use-optimal-column-width="true"/>
    </style:style>
    <style:style style:name="co3" style:family="table-column">
      <style:table-column-properties fo:break-before="auto" style:column-width="2.15194444444444cm"/>
    </style:style>
    <style:style style:name="co4" style:family="table-column">
      <style:table-column-properties fo:break-before="auto" style:column-width="2.18722222222222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or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Row Labels</text:p>
          </table:table-cell>
          <table:table-cell office:value-type="string" table:style-name="ce3">
            <text:p>Sum of Monthly Sales</text:p>
          </table:table-cell>
          <table:table-cell table:style-name="ce1"/>
          <table:table-cell office:value-type="string" table:style-name="ce1">
            <text:p>Monthly Sal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pparel</text:p>
          </table:table-cell>
          <table:table-cell office:value-type="float" office:value="195" table:style-name="ce5">
            <text:p>195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lectronics</text:p>
          </table:table-cell>
          <table:table-cell office:value-type="float" office:value="218" table:style-name="ce7">
            <text:p>21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Home Goods</text:p>
          </table:table-cell>
          <table:table-cell office:value-type="float" office:value="180" table:style-name="ce7">
            <text:p>18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(blank)</text:p>
          </table:table-cell>
          <table:table-cell table:style-name="ce7"/>
          <table:table-cell table:style-name="ce1"/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593" table:style-name="ce9">
            <text:p>593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table:style-name="ce1">
            <draw:frame draw:z-index="1" draw:id="id0" draw:style-name="a0" draw:name="Chart 1" svg:x="0in" svg:y="0.06944in" svg:width="3.97222in" svg:height="2.1527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number-rows-repeated="2" table:style-name="ro1">
          <table:table-cell table:number-columns-repeated="3" table:style-name="ce1"/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Store_Category_Summary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a) Electrionics performs the best at 218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) I slected the bar chart because it makes it easier to compare side by side.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) You can compare which region is doing the best. Also followed by which caterogry is the highest.<text:s/>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Store_Region_Summary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A) West regions contributes the most. They averaged at 28% pretty close to the east region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) <text:s/>Yes, I would say the west has been influencing the totals. That region is doing well in different catergories.<text:s text:c="2"/>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Store_Data.A1:Store_Data.D13">
          <table:sort>
            <table:sort-by table:field-number="3" table:order="descending"/>
          </table:sort>
        </table:database-range>
      </table:database-ranges>
      <table:data-pilot-tables>
        <table:data-pilot-table table:name="PivotTable1" table:target-range-address="Store_Data.A1:Store_Data.B6" table:show-filter-button="false" table:buttons="Store_Data.A1">
          <table:source-cell-range table:cell-range-address="Store_Data.A1:Store_Data.D14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ly 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lesley alberto</meta:initial-creator>
    <dc:creator>lesley alberto</dc:creator>
    <meta:creation-date>2026-03-30T14:18:16Z</meta:creation-date>
    <dc:date>2026-03-30T14:59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56082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56082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155.0pt" svg:width="286.0pt" chart:style-name="Crt0">
        <chart:title chart:style-name="CT00">
          <text:p text:style-name="a0" text:class-names="" text:cond-style-name="">Total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pparel</text:p>
            </table:table-cell>
            <table:table-cell office:value-type="float" office:value="195"/>
          </table:table-row>
          <table:table-row>
            <table:table-cell office:value-type="string">
              <text:p>Electronics</text:p>
            </table:table-cell>
            <table:table-cell office:value-type="float" office:value="218"/>
          </table:table-row>
          <table:table-row>
            <table:table-cell office:value-type="string">
              <text:p>Home Goods</text:p>
            </table:table-cell>
            <table:table-cell office:value-type="float" office:value="180"/>
          </table:table-row>
          <table:table-row>
            <table:table-cell office:value-type="string">
              <text:p>(blank)</text:p>
            </table:table-cell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